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600000222089463DC4007DF29.png" manifest:media-type="image/png"/>
  <manifest:file-entry manifest:full-path="Pictures/1000000100000375000002262A32587C8E32FA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127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cm" svg:y="0cm" svg:width="17cm" svg:height="10.564cm" draw:z-index="0"><draw:image xlink:href="Pictures/1000000100000375000002262A32587C8E32FA57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width="17cm" svg:height="10.668cm" draw:z-index="1"><draw:image xlink:href="Pictures/100000010000036600000222089463DC4007DF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0:52:45.455771124</meta:creation-date>
    <dc:date>2023-10-09T11:00:22.420626888</dc:date>
    <meta:editing-duration>PT7M39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